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AccessTests.testGetValueFromRoo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Priority( Integer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Tests.testCustomMap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canRead( EvaluationContext context , Object targe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Properties(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canWrite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TestBean( String name , TestBean testBean , String description , Integer priority , Map &lt; String , String &gt;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AccessTests.test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Tests.testMapAccessThroughIndex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Tests.testSimpleMapAccess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TestBea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read( EvaluationContext context , Object targe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write( EvaluationContext context , Object target , String 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getSpecificTarget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Tests.testVariableMap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